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sans1" svg:font-family="Lucidasans"/>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end" style:justify-single-word="false"/>
    </style:style>
    <style:style style:name="P7" style:family="paragraph" style:parent-style-name="Heading">
      <style:text-properties fo:font-size="24pt" fo:font-weight="bold" style:font-size-asian="24pt" style:font-weight-asian="bold" style:font-size-complex="24pt" style:font-weight-complex="bold"/>
    </style:style>
    <style:style style:name="P8" style:family="paragraph" style:parent-style-name="Footer">
      <style:paragraph-properties fo:text-align="end" style:justify-single-word="false" fo:padding="0in" fo:border-left="none" fo:border-right="none" fo:border-top="0.0138in solid #000000" fo:border-bottom="none" style:shadow="none"/>
    </style:style>
    <style:style style:name="P9" style:family="paragraph" style:parent-style-name="Header_20_left">
      <style:text-properties fo:font-style="italic" style:font-style-asian="italic" style:font-style-complex="italic"/>
    </style:style>
    <style:style style:name="P10" style:family="paragraph" style:parent-style-name="Header_20_right">
      <style:paragraph-properties fo:text-align="end" style:justify-single-word="false"/>
      <style:text-properties fo:font-style="italic" style:font-style-asian="italic" style:font-style-complex="italic"/>
    </style:style>
    <style:style style:name="P11" style:family="paragraph" style:parent-style-name="Footer">
      <style:paragraph-properties fo:text-align="end" style:justify-single-word="false"/>
    </style:style>
    <style:style style:name="P12" style:family="paragraph" style:parent-style-name="Standard" style:master-page-name="First_20_Page">
      <style:paragraph-properties fo:text-align="start" style:justify-single-word="false" style:page-number="auto"/>
    </style:style>
    <style:style style:name="P13" style:family="paragraph">
      <style:paragraph-properties fo:text-align="center"/>
    </style:style>
    <style:style style:name="P14" style:family="paragraph">
      <style:text-properties fo:font-size="10pt"/>
    </style:style>
    <style:style style:name="T1" style:family="text">
      <style:text-properties fo:color="#800000"/>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pt"/>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top" style:vertical-rel="paragraph"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top="0.0799in" fo:margin-bottom="0.1799in" style:wrap="none" style:vertical-pos="bottom" style:vertical-rel="paragraph" style:horizontal-pos="center" style:horizontal-rel="paragraph-content"/>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center" style:horizontal-rel="paragraph"/>
    </style:style>
    <style:style style:name="fr10" style:family="graphic" style:parent-style-name="Frame">
      <style:graphic-properties style:wrap="none" style:vertical-pos="from-top" style:vertical-rel="paragraph" style:horizontal-pos="center" style:horizontal-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vg:stroke-width="0.0402in"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svg:stroke-color="#2300dc" draw:fill="solid" draw:fill-color="#2300dc" draw:textarea-horizontal-align="justify" draw:textarea-vertical-align="middle" draw:auto-grow-height="false" fo:min-height="0in" fo:min-width="0in" style:run-through="foreground"/>
    </style:style>
    <style:style style:name="gr5" style:family="graphic">
      <style:graphic-properties svg:stroke-color="#0047ff" draw:fill="solid" draw:fill-color="#0047ff" draw:textarea-horizontal-align="justify" draw:textarea-vertical-align="middle" draw:auto-grow-height="false" fo:min-height="0in" fo:min-width="0in" style:run-through="foreground"/>
    </style:style>
    <style:style style:name="gr6" style:family="graphic">
      <style:graphic-properties svg:stroke-color="#99ccff" draw:textarea-horizontal-align="justify" draw:textarea-vertical-align="middle" draw:auto-grow-height="false" fo:min-height="0in" fo:min-width="0in" style:run-through="foreground"/>
    </style:style>
    <style:style style:name="gr7" style:family="graphic">
      <style:graphic-properties svg:stroke-color="#99ccff" draw:fill="solid" draw:fill-color="#ffffff" draw:textarea-horizontal-align="center" draw:textarea-vertical-align="middle" style:run-through="foreground"/>
    </style:style>
    <style:style style:name="gr8" style:family="graphic">
      <style:graphic-properties svg:stroke-color="#ffffff" draw:fill="solid" draw:fill-color="#ffffff" draw:textarea-horizontal-align="center" draw:textarea-vertical-align="middle" style:run-through="foreground"/>
    </style:style>
    <style:style style:name="gr9" style:family="graphic">
      <style:graphic-properties svg:stroke-color="#99ccff" draw:textarea-horizontal-align="center" draw:textarea-vertical-align="middle" style:run-through="foreground"/>
    </style:style>
    <style:style style:name="gr10" style:family="graphic">
      <style:graphic-properties svg:stroke-color="#0047ff" draw:fill="solid" draw:fill-color="#0047ff" draw:textarea-horizontal-align="center" draw:textarea-vertical-align="middle" style:run-through="foreground"/>
    </style:style>
    <style:style style:name="gr11" style:family="graphic">
      <style:graphic-properties svg:stroke-color="#2300dc" draw:fill="solid" draw:fill-color="#2300dc" draw:textarea-horizontal-align="center" draw:textarea-vertical-align="middle" style:run-through="foreground"/>
    </style:style>
    <style:style style:name="gr12"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width="0.0402in" draw:marker-end="Arrow"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sequence text:ref-name="refFigure0" text:name="Figure" text:formula="ooow:Figure+1" style:num-format="1">1-1</text:sequence>-:</text:p>
        </draw:text-box>
      </draw:frame>
      <text:p text:style-name="P12"/>
      <text:h text:style-name="Heading_20_1" text:outline-level="2">Overview</text:h>
      <text:p text:style-name="Body">In this chapter, we discuss how to save and print files from within VisIt. The section on saving files is further broken down into three main areas: saving images, saving movies, and exporting databases. We first learn about saving images of visualizations using the <text:alphabetical-index-mark-start text:id="IMark4639691208"/><text:span text:style-name="GUIText">Save Window</text:span><text:alphabetical-index-mark-end text:id="IMark4639691208"/> and then we move on to saving movies and sets of image files using the <text:alphabetical-index-mark-start text:id="IMark4639691304"/><text:span text:style-name="GUIText">Save movie wizard</text:span><text:alphabetical-index-mark-end text:id="IMark4639691304"/>. After learning to save images and movies, this chapter concentrates on exporting databases to different file formats using the <text:alphabetical-index-mark-start text:id="IMark4639691592"/><text:span text:style-name="GUIText">Export Database Window</text:span><text:alphabetical-index-mark-end text:id="IMark4639691592"/>. Finally, we learn to print images of visualizations using the <text:alphabetical-index-mark-start text:id="IMark4639691688"/><text:span text:style-name="GUIText">Printer Window</text:span><text:alphabetical-index-mark-end text:id="IMark4639691688"/>.</text:p>
      <text:h text:style-name="Heading_20_1" text:outline-level="2">Saving the visualization window</text:h>
      <text:p text:style-name="Body">VisIt allows you to save the contents of any open visualization window to a variety of file formats. You can save visualizations as images so they can be imported into presentations. Alternatively, you can save the geometry of the plots in the visualization window so it can be imported into other computer modeling and visualization programs.</text:p>
      <text:p text:style-name="Body">VisIt currently supports the image files formats: <text:alphabetical-index-mark text:string-value="BMP files"/><text:span text:style-name="Emphasis">BMP, </text:span><text:alphabetical-index-mark text:string-value="JPEG files"/><text:span text:style-name="Emphasis">JPEG, </text:span><text:alphabetical-index-mark text:string-value="PNG files"/><text:span text:style-name="Emphasis">PNG, </text:span><text:alphabetical-index-mark text:string-value="PPM files"/><text:span text:style-name="Emphasis">PPM, </text:span><text:alphabetical-index-mark text:string-value="Raster Postscript files"/><text:span text:style-name="Emphasis">Raster Postscript, </text:span><text:alphabetical-index-mark text:string-value="RGB files"/><text:span text:style-name="Emphasis">RGB,</text:span> and <text:alphabetical-index-mark text:string-value="TIFF files"/><text:span text:style-name="Emphasis">TIFF</text:span>.</text:p>
      <text:p text:style-name="Body">VisIt currently supports the geometry file formats: <text:alphabetical-index-mark text:string-value="Curve files"/><text:span text:style-name="Emphasis">Curve, </text:span><text:alphabetical-index-mark text:string-value="Alias WaveFront Obj files"/><text:span text:style-name="Emphasis">Alias WaveFront Obj, </text:span><text:alphabetical-index-mark text:string-value="STL files"/><text:span text:style-name="Emphasis">STL, </text:span><text:alphabetical-index-mark text:string-value="ULTRA files"/><text:span text:style-name="Emphasis">ULTRA,</text:span> and <text:alphabetical-index-mark text:string-value="VTK files"/><text:span text:style-name="Emphasis">VTK</text:span>. The Curve and ULTRA file formats are specially designed to store the data created from curve plots and can be used with other Lawrence Livermore National Laboratory visualization software. The Alias Wavefront Obj file format is supported so visualizations produced with VisIt can be imported into rendering programs such as Maya. VisIt can save visualizations into STL files, which are used with stereolithographic printers to fabricate three-dimensional parts. Finally, VisIt can save visualizations into VTK (Visualization Toolkit) format for reading back into VisIt and other VTK-based applications at a later date. </text:p>
      <text:p text:style-name="Body">When saving the geometry of plots in the visualization window into any of the afore-mentioned formats, you are performing a type of database export operation. However, saving geometry in this manner differs from exporting databases using the <text:alphabetical-index-mark-start text:id="IMark4639691304"/><text:span text:style-name="GUIText">Export Database Window</text:span><text:alphabetical-index-mark-end text:id="IMark4639691304"/>. Only the external faces of the plots are saved out when saving plot geometry whereas during a database export, 3D cells are preserved in the final exported database. The topic of exporting databases is covered later in this chapter.</text:p>
      <text:h text:style-name="Heading_20_2" text:outline-level="3"><text:soft-page-break/>The Save Window</text:h>
      <text:p text:style-name="Body">You can open the <text:span text:style-name="GUIText">Save Window</text:span> by selecting <text:span text:style-name="GUIText">Set save options</text:span> from the <text:span text:style-name="GUIText">Main Window's File menu</text:span>. The <text:span text:style-name="GUIText">Save Window</text:span> contains the controls that allow you to set the options that govern how visualizations are saved. </text:p>
      <text:p text:style-name="Body"><draw:frame draw:style-name="fr2" draw:name="SaveWindow" text:anchor-type="paragraph" svg:x="0.389in" svg:y="0.1445in" svg:width="3.1063in" draw:z-index="5"><draw:text-box fo:min-height="4in"><text:p text:style-name="Frame_20_contents"><draw:frame draw:style-name="fr11" draw:name="graphics1" text:anchor-type="paragraph" svg:width="3.1063in" svg:height="4.0575in" draw:z-index="6"><draw:image xlink:href="../images/SavingPrinting/savewindow.png" xlink:type="simple" xlink:show="embed" xlink:actuate="onLoad"/></draw:frame></text:p><text:p text:style-name="Figure">Figure <text:sequence text:ref-name="refFigure1" text:name="Figure" text:formula="ooow:Figure+1" style:num-format="1">1-2</text:sequence>: Save Window</text:p></draw:text-box></draw:frame>The <text:span text:style-name="GUIText">Save Window</text:span>, shown in Figure <text:sequence-ref text:reference-format="value" text:ref-name="refFigure1">1-2</text:sequence-ref>, contains three basic groups of controls. The first group allows you to set the file information. Use the file information controls to set the name and destination of the saved file, as well as its file type and any optional quality parameters that may exist for the selected file type. Use the second group of controls when saving out an image file to specify the dimensions of the saved image. Finally, a group of check boxes near the bottom of the window control miscellaneous file saving features. When the save options are set and applied by clicking the <text:span text:style-name="GUIText">Apply</text:span> button, the active visualization can be saved either through the <text:span text:style-name="GUIText">Save Window</text:span> option in the <text:span text:style-name="GUIText">Main Window's File menu</text:span>, by the keyboard shortcut <text:span text:style-name="Emphasis">Ctrl+S</text:span>, or by clicking the <text:span text:style-name="GUIText">Save</text:span> button in the <text:span text:style-name="GUIText">Save Window</text:span>.</text:p>
      <text:p text:style-name="Body"/>
      <text:p text:style-name="Body"/>
      <text:h text:style-name="Heading_20_2" text:outline-level="3"><text:alphabetical-index-mark text:string-value="Choosing output directory" text:key1="Saving files"/>Picking an output directory for saved files</text:h>
      <text:p text:style-name="Body">On most platforms, VisIt's default behavior is to save output files to the current directory, which is the directory where VisIt was started. On the Windows platform, VisIt saves images to the "My images" directory, which is a directory under the VisIt installation directory. If you want to specify a special output directory for your output files, you can turn off the <text:span text:style-name="GUIText">Output files to current directory</text:span> check box and type in the path to the directory where you want VisIt to save your files in the <text:span text:style-name="GUIText">Output directory</text:span> text field. If you want to browse the file system to find a suitable directory in which to save your images, click on the <text:span text:style-name="Emphasis">"..."</text:span> button to the right of the <text:span text:style-name="GUIText">Output directory</text:span> text field to bring up a <text:span text:style-name="GUIText">Directory chooser</text:span> dialog. Once you select a suitable directory using the <text:span text:style-name="GUIText">Directory chooser</text:span> dialog, the path that you chose is inserted into the <text:span text:style-name="GUIText">Output directory</text:span> text field.</text:p>
      <text:h text:style-name="Heading_20_2" text:outline-level="3"><text:soft-page-break/><text:alphabetical-index-mark text:string-value="Setting filename" text:key1="Saving files"/>Setting the save file name</text:h>
      <text:p text:style-name="Body">To set the file name that will be used to save files, type a file name into the <text:span text:style-name="GUIText">Filename</text:span> text field. The file name that you use may contain a path to a directory where you want to write the saved files. If no path is specified, the saved files are written to the directory from which VisIt was launched. A file extension appropriate for the type of file being generated is automatically appended to the file name. For example, a <text:span text:style-name="Emphasis">BMP</text:span> file will have a <text:span text:style-name="Emphasis">".bmp"</text:span> extension, while a <text:span text:style-name="Emphasis">JPEG</text:span> file will have a <text:span text:style-name="Emphasis">".jpeg"</text:span> extension, and so on.</text:p>
      <text:p text:style-name="Body">The file name that VisIt uses to save visualizations is based on the specified file name, the file format, and also the family toggle setting. The family toggle setting is set by checking the <text:span text:style-name="GUIText">Family</text:span> check box towards the lower left part of the <text:alphabetical-index-mark-start text:id="IMark4639691208"/><text:span text:style-name="GUIText">Save Window</text:span><text:alphabetical-index-mark-end text:id="IMark4639691208"/>. The family toggle setting allows you to save series of files that all have essentially the same name except for a number that is appended to the file name. The number increases by one each time an image is saved. If the family toggle setting is on then a file named <text:span text:style-name="Emphasis">"visit"</text:span> of type <text:span text:style-name="Emphasis">TIFF</text:span> will save out as <text:span text:style-name="Emphasis">"visit0000.tif"</text:span>. If the family toggle setting is off, the file will save as <text:span text:style-name="Emphasis">"visit.tif"</text:span>.</text:p>
      <text:h text:style-name="Heading_20_2" text:outline-level="3">Setting the file type</text:h>
      <text:p text:style-name="Body">You set the file type by making a selection from the <text:span text:style-name="GUIText">File type</text:span> menu. You can choose from image file types or geometry file types. Note that some areas of the <text:span text:style-name="GUIText">Save Window</text:span> become enabled for certain file types.</text:p>
      <text:p text:style-name="Body">Choosing <text:span text:style-name="Emphasis">JPEG</text:span> format files enables the <text:span text:style-name="GUIText">Quality</text:span> slider and the <text:span text:style-name="GUIText">Progressive</text:span> check box. These controls allow you to specify the desired degree of quality in the resulting JPEG images. A lower quality setting results in blockier images that fit into smaller files. The progressive setting stores the <text:span text:style-name="Emphasis">JPEG</text:span> images in such a way that they progressively refine as they are downloaded and displayed by Web browsers.</text:p>
      <text:p text:style-name="Body">Choosing <text:span text:style-name="Emphasis">TIFF</text:span> format files enables the <text:span text:style-name="GUIText">Compression type</text:span> combo box. The available compression types are: <text:span text:style-name="Emphasis">None, PackBits, JPEG,</text:span> and <text:span text:style-name="Emphasis">Deflate</text:span>. When compression is enabled for <text:span text:style-name="Emphasis">TIFF</text:span> files, they are smaller than they would be without compression.</text:p>
      <text:p text:style-name="Body">Choosing <text:span text:style-name="Emphasis">STL</text:span> or <text:span text:style-name="Emphasis">VTK</text:span> file formats saves visualizations as geometry files instead of images and also enables the <text:span text:style-name="GUIText">Binary</text:span> check box. The <text:span text:style-name="GUIText">Binary</text:span> check box tells these formats to write their geometry data as binary data files instead of human-readable ASCII text files. In general, files written with the binary option are smaller and faster to load than their non-binary counterparts.</text:p>
      <text:h text:style-name="Heading_20_2" text:outline-level="3"><text:alphabetical-index-mark text:string-value="Screen capture" text:key1="Saving files"/>Saving images with screen capture</text:h>
      <text:p text:style-name="Body">The <text:span text:style-name="GUIText">Screen capture</text:span> check box tells VisIt to grab the image directly off of the computer screen. This means that the saved image will be exactly the same size as the image on the screen. There are advantages and disadvantages to using screen capture. An advantage is that capturing the image from the screen does not require VisIt to redraw the image to an internal buffer before <text:soft-page-break/>saving, which usually results in a faster save. A disadvantage of screen capture is that any other windows on top of VisIt's visualization window occlude portions of the image. Screen capture can also be very slow over a sluggish network connection. Finally, using screen capture might not provide images that have enough resolution. Weigh the advantages and disadvantages of using screen capture for your own situation. Screen capture is on by default.</text:p>
      <text:h text:style-name="Heading_20_2" text:outline-level="3"><text:alphabetical-index-mark text:string-value="Image resolution" text:key1="Saving files"/>Setting image resolution</text:h>
      <text:p text:style-name="Body">You set image resolution using the controls in the <text:span text:style-name="GUIText">Resolution</text:span> control group. These controls are disabled unless the file being saved is an image format and screen capture is not being used. You specify the image height and width by typing new values into the <text:span text:style-name="GUIText">Height</text:span> and <text:span text:style-name="GUIText">Width</text:span> text fields. If the <text:span text:style-name="GUIText">Maintain 1:1 aspect</text:span> check box is on, VisIt forces the image's height and width to be the same, yielding a square image. Turn off this setting if you want to save rectangular images. The image resolution is ignored unless you turn off the <text:span text:style-name="GUIText">Screen capture</text:span> check box.</text:p>
      <text:h text:style-name="Heading_20_2" text:outline-level="3"><text:alphabetical-index-mark text:string-value="Stereo images" text:key1="Saving files"/>Saving stereo images</text:h>
      <text:p text:style-name="Body">When the <text:alphabetical-index-mark-start text:id="IMark4639691208"/><text:span text:style-name="GUIText">Stereo</text:span><text:alphabetical-index-mark-end text:id="IMark4639691208"/> check box is turned on and you save an image, VisIt will save a separate image for the left eye and for the right eye. The cameras used to generate each image are offset such that when the images are played together at high rates, they appear to have more depth. To enable saving of stereo images, click the <text:span text:style-name="GUIText">Stereo</text:span> check box in the <text:span text:style-name="GUIText">Save Window</text:span> before you try to save an image.</text:p>
      <text:p text:style-name="Body">When <text:span text:style-name="T3">Family</text:span><text:span text:style-name="T4"> mode is not in effect, VisIt will prepend </text:span><text:span text:style-name="T5">left_</text:span><text:span text:style-name="T6"> and </text:span><text:span text:style-name="T5">right_</text:span><text:span text:style-name="T6"> designators to the saved filenames. However, when </text:span><text:span text:style-name="T7">Family</text:span><text:span text:style-name="T6"> mode is in effect, VisIt saves the two images in sequence without any left/right designation. The left image is saved first followed by the right image. If next available number in the </text:span><text:span text:style-name="T7">Family</text:span><text:span text:style-name="T6"> is odd, the left will be odd and right will be even. On the other hand, if next available number in the </text:span><text:span text:style-name="T7">Family</text:span><text:span text:style-name="T6"> is even, the left will be even and right will be odd. However, the notification messages VisIt produces about the saved images may only mention the first (left) saved image filename.</text:span></text:p>
      <text:h text:style-name="Heading_20_2" text:outline-level="3"><text:alphabetical-index-mark text:string-value="Binary geometry files" text:key1="Saving files"/>Saving binary geometry files</text:h>
      <text:p text:style-name="Body">Some geometry file formats such as <text:span text:style-name="Emphasis">STL</text:span> and <text:span text:style-name="Emphasis">VTK</text:span> have both ASCII and binary versions of the file format. The ASCII file formats are human-readable and are larger and more complex for programs to process than binary formats, which are not human-readable but are smaller and easier for programs to read. When geometry file formats support both ASCII and binary formats, the<text:span text:style-name="GUIText"> Save Window's Binary</text:span> check box is enabled. By default VisIt writes ASCII geometry files but you can click the <text:span text:style-name="GUIText">Binary</text:span> check box to make VisIt write binary geometry files.</text:p>
      <text:h text:style-name="Heading_20_2" text:outline-level="3"><text:soft-page-break/><text:alphabetical-index-mark text:string-value="Tiled images" text:key1="Saving files"/>Saving tiled images</text:h>
      <text:p text:style-name="Body">A tiled image is a large image that contains the images from all visualization windows that have plots. If you want to save tiled images, make sure to check the <text:span text:style-name="GUIText">Save tiled</text:span> check box in the <text:span text:style-name="GUIText">Save Window</text:span>. To get an idea of how VisIt saves your visualization windows into a tiled image, see Figure <text:sequence-ref text:reference-format="value" text:ref-name="refFigure2">1-3</text:sequence-ref>.</text:p>
      <text:h text:style-name="Heading_20_1" text:outline-level="2"><draw:frame draw:style-name="fr3" draw:name="Frame1" text:anchor-type="paragraph" svg:width="6in" draw:z-index="7"><draw:text-box fo:min-height="3.6807in"><text:p text:style-name="Frame_20_contents"/><text:p text:style-name="Frame_20_contents"><draw:frame text:anchor-type="paragraph" draw:z-index="11" draw:style-name="gr14" draw:text-style-name="P14" svg:width="2.7713in" svg:height="0.3752in" svg:x="0.0846in" svg:y="0.1146in"><draw:text-box><text:p text:style-name="P13"><text:span text:style-name="T8">VisIt session</text:span></text:p></draw:text-box></draw:frame><draw:frame text:anchor-type="paragraph" draw:z-index="12" draw:style-name="gr14" draw:text-style-name="P14" svg:width="2.063in" svg:height="0.3752in" svg:x="3.7409in" svg:y="0.1146in"><draw:text-box><text:p text:style-name="P13"><text:span text:style-name="T8">Tiled image</text:span></text:p></draw:text-box></draw:frame></text:p><text:p text:style-name="Figure"><draw:frame draw:style-name="fr12" draw:name="graphics3" text:anchor-type="paragraph" svg:x="3.7866in" svg:y="0.4791in" svg:width="2.0098in" svg:height="1.6299in" draw:z-index="9"><draw:image xlink:href="../images/SavingPrinting/tiledafter.png" xlink:type="simple" xlink:show="embed" xlink:actuate="onLoad"/></draw:frame><draw:frame draw:style-name="fr12" draw:name="graphics2" text:anchor-type="paragraph" svg:x="0.0835in" svg:y="0.2055in" svg:width="2.7701in" svg:height="2.0402in" draw:z-index="8"><draw:image xlink:href="../images/SavingPrinting/tiledbefore.png" xlink:type="simple" xlink:show="embed" xlink:actuate="onLoad"/></draw:frame><draw:line text:anchor-type="paragraph" draw:z-index="10" draw:style-name="gr13" draw:text-style-name="P13" svg:x1="3.0429in" svg:y1="1.2992in" svg:x2="3.6992in" svg:y2="1.2992in"><text:p/></draw:line></text:p><text:p text:style-name="Figure">Figure <text:sequence text:ref-name="refFigure2" text:name="Figure" text:formula="ooow:Figure+1" style:num-format="1">1-3</text:sequence>:Saving tiled images example</text:p></draw:text-box></draw:frame>Saving movies</text:h>
      <text:p text:style-name="Body">In addition to allowing you to save images of your visualization window for the current time state, VisIt also allows you to save movies and sets of images for your visualizations that vary over time. There are multiple methods for saving movies with VisIt. This section introduces the Save movie wizard and explains how to use it to create movies from within VisIt's GUI. The <text:span text:style-name="ChapterName">Animation and Keyframing</text:span> chapter on <text:span text:style-name="T1">page 261</text:span> will explain some auxiliary methods that can be used to create movies.</text:p>
      <text:p text:style-name="Body"><draw:frame draw:style-name="fr4" draw:name="SaveMovieWizard1" text:anchor-type="paragraph" svg:x="0.7035in" svg:y="2.839in" svg:width="5.5in" draw:z-index="13"><draw:text-box fo:min-height="4in"><text:p text:style-name="Frame_20_contents"><draw:frame draw:style-name="fr13" draw:name="graphics4" text:anchor-type="paragraph" svg:width="5.4799in" svg:height="3.8201in" draw:z-index="14"><draw:image xlink:href="../images/SavingPrinting/savemoviewizard1.png" xlink:type="simple" xlink:show="embed" xlink:actuate="onLoad"/></draw:frame></text:p><text:p text:style-name="Figure">Figure <text:sequence text:ref-name="refFigure3" text:name="Figure" text:formula="ooow:Figure+1" style:num-format="1">1-4</text:sequence>: Save movie wizard (screen 1)</text:p></draw:text-box></draw:frame><text:soft-page-break/>The <text:alphabetical-index-mark-start text:id="IMark4639692168"/><text:span text:style-name="GUIText">Save movie wizard</text:span> <text:alphabetical-index-mark-end text:id="IMark4639692168"/>(see Figure <text:sequence-ref text:reference-format="value" text:ref-name="refFigure3">1-4</text:sequence-ref>) is available in the <text:span text:style-name="GUIText">Main Window's Files</text:span> menu. The <text:span text:style-name="GUIText">Save movie wizard's</text:span> purpose is to lead you through a set of simple questions that allow VisIt to gather the information required to create movies of your visualizations. For example, the <text:span text:style-name="GUIText">Save movie wizard</text:span> asks which image and movie formats you want to generate, where you want to store the movies, what you want to call the movies, etc. Each of these questions appears on a separate screen in the <text:span text:style-name="GUIText">Save movie wizard</text:span> and once you answer the question on the current screen, clicking the <text:span text:style-name="GUIText">Next</text:span> button advances you to the next screen. You can cancel saving a movie at any time by clicking on the <text:span text:style-name="GUIText">Cancel</text:span> button. If you advance to the last screen in the <text:span text:style-name="GUIText">Save movie wizard</text:span> then you have successfully provided all of the required information that VisIt needs to make your movie. Clicking the <text:span text:style-name="GUIText">Finish</text:span> button at that point invokes VisIt's movie-making script to make the movie. If you want to make subsequent movies, you can choose to use the settings for the movies that you just made or you can choose to create a new movie and provide new information.</text:p>
      <text:h text:style-name="Heading_20_2" text:outline-level="3">Choosing movie formats</text:h>
      <text:p text:style-name="Body">The <text:span text:style-name="GUIText">Save movie wizard's</text:span> second screen, shown in Figure <text:sequence-ref text:reference-format="value" text:ref-name="refFigure4">1-5</text:sequence-ref>, allows you to pick the types of movies that you want to create. You can select as many image and movie formats as you want and you can even specify multiple resolutions of the same movie. VisIt allows you to order multiple versions of your movie because it is often easier to create different versions of the movie <text:soft-page-break/>all at once as opposed to doing it later once you've discovered that you need a new version to play on a laptop computer or a tiled display wall.</text:p>
      <text:p text:style-name="Body"><draw:frame draw:style-name="fr5" draw:name="Frame2" text:anchor-type="paragraph" svg:width="5.5in" draw:z-index="15"><draw:text-box fo:min-height="4.5591in"><text:p text:style-name="Frame_20_contents"><draw:frame draw:style-name="fr14" draw:name="graphics5" text:anchor-type="paragraph" svg:width="5.5in" svg:height="3.8264in" draw:z-index="16"><draw:image xlink:href="../images/SavingPrinting/savemoviewizard2.png" xlink:type="simple" xlink:show="embed" xlink:actuate="onLoad"/></draw:frame></text:p><text:p text:style-name="Figure">Figure <text:sequence text:ref-name="refFigure4" text:name="Figure" text:formula="ooow:Figure+1" style:num-format="1">1-5</text:sequence>:Save movie wizard (screen 2)</text:p></draw:text-box></draw:frame>The <text:span text:style-name="GUIText">Save movie wizard's </text:span>second screen is divided vertically into two main areas. On the left you will find the <text:span text:style-name="GUIText">Format and resolution</text:span> area, which displays the format and resolution for the current movie. On the right, you will find the <text:span text:style-name="GUIText">Output</text:span> area, which lists the formats and resolutions for all of the movies that you have ordered. By default no movie formats are present in the <text:span text:style-name="GUIText">Output</text:span> area's list of movies. You cannot proceed to the next screen until you add at least one movie format to the list of movies in the <text:span text:style-name="GUIText">Output</text:span> area.</text:p>
      <text:p text:style-name="Body">To add a movie format to the list of movies in the <text:span text:style-name="GUIText">Output</text:span> area, first choose the desired movie format from the <text:span text:style-name="GUIText">Format</text:span> combo box in the <text:span text:style-name="GUIText">Format and resolution</text:span> area. Next, choose the movie resolution. The movie resolution can be specified in terms of the visualization window's current size or it can be specified in absolute pixels. The default movie resolution uses the visualization window's current size with a scale of 1. You can change the scale to shrink or grow the movie while keeping the visualization window's current aspect ratio. If you want to specify an absolute pixel size for the movie, click on the <text:span text:style-name="GUIText">Specify movie size</text:span> radio button and type the desired movie width and height into the <text:span text:style-name="GUIText">Width</text:span> and <text:span text:style-name="GUIText">Height</text:span> text fields. Note that if you specify a width and height that causes the movie's shape to differ from the visualization window's shape, <text:soft-page-break/>you might want to double-check that the view used for the visualization window's plots does not change appreciably.</text:p>
      <text:p text:style-name="Body">Once you have selected the desired movie format, width, and height, click on the right-arrow button that separates the <text:span text:style-name="GUIText">Format and resolution</text:span> area from the <text:span text:style-name="GUIText">Output</text:span> area. Clicking the right-arrow button adds your movie to the list of movies that you want to make. Once you have at least one movie in the <text:span text:style-name="GUIText">Output</text:span> area, the screen's Next button will become active. Click the <text:span text:style-name="GUIText">Next</text:span> button to go to the next screen in the <text:span text:style-name="GUIText">Save movie wizard</text:span>.</text:p>
      <text:h text:style-name="Heading_20_2" text:outline-level="3">Making a stereo movie</text:h>
      <text:p text:style-name="Body"><draw:frame draw:style-name="fr5" draw:name="SaveMovieWizard3" text:anchor-type="paragraph" svg:width="5.5in" draw:z-index="17"><draw:text-box fo:min-height="4in"><text:p text:style-name="Frame_20_contents"><draw:frame draw:style-name="fr14" draw:name="graphics6" text:anchor-type="paragraph" svg:width="5.5in" svg:height="3.8264in" draw:z-index="18"><draw:image xlink:href="../images/SavingPrinting/savemoviewizard3.png" xlink:type="simple" xlink:show="embed" xlink:actuate="onLoad"/></draw:frame></text:p><text:p text:style-name="Figure">Figure <text:sequence text:ref-name="refFigure5" text:name="Figure" text:formula="ooow:Figure+1" style:num-format="1">1-6</text:sequence>: Save movie wizard (screen 3)</text:p></draw:text-box></draw:frame>The <text:span text:style-name="GUIText">Save movie wizard</text:span> allows you to create stereo movies if you choose the <text:span text:style-name="GUIText">Yes</text:span> button on the wizard's third screen. The default is to create regular, non-stereo movies because stereo movies are not widely supported. The only movie format that VisIt produces that is compatible with stereo movies is the <text:alphabetical-index-mark text:string-value="Streaming movie" text:key1="Saving files"/>"Streaming movie" format, which is an LLNL format commonly used for tiled displays. The "Streaming movie" format can support stereo movies where the image will flicker between left and right eye versions of the movie, causing a stereo effect if you view the movie using suitable liquid-crystal goggles. The stereo option has no effect when used with other movie formats. However, if you choose to save a stereo movie in any of VisIt's supported image formats, VisIt will save images for the left eye and images for the right eye. You can then take <text:soft-page-break/>the left and right images into your favorite stereo movie creation software to create your own stereo movie.</text:p>
      <text:h text:style-name="Heading_20_2" text:outline-level="3">Choosing the movie name</text:h>
      <text:p text:style-name="Body">Once you have specified options that tell VisIt what kinds of movies that you want to make, you must provide the base name and location for your movies. By default, movies are saved to the directory in which you started VisIt. If you want to specify an alternate directory, you can either type in a new directory path into the <text:span text:style-name="GUIText">Output directory</text:span> text field (see Figure <text:sequence-ref text:reference-format="value" text:ref-name="refFigure6">1-7</text:sequence-ref>) or you can select a directory from the <text:span text:style-name="GUIText">Choose directory</text:span> dialog box activated by clicking on the <text:span text:style-name="Emphasis">"..."</text:span> button.</text:p>
      <text:p text:style-name="Body"><draw:frame draw:style-name="fr6" draw:name="Frame3" text:anchor-type="paragraph" svg:width="6in" draw:z-index="19"><draw:text-box fo:min-height="4in"><text:p text:style-name="Frame_20_contents"><draw:frame draw:style-name="fr13" draw:name="graphics7" text:anchor-type="paragraph" svg:width="5.4799in" svg:height="3.8201in" draw:z-index="20"><draw:image xlink:href="../images/SavingPrinting/savemoviewizard4.png" xlink:type="simple" xlink:show="embed" xlink:actuate="onLoad"/></draw:frame></text:p><text:p text:style-name="Figure">Figure <text:sequence text:ref-name="refFigure6" text:name="Figure" text:formula="ooow:Figure+1" style:num-format="1">1-7</text:sequence>: Save movie wizard (screen 4)</text:p></draw:text-box></draw:frame>The base filename for the movie is the name that is prepended to all of the movies that you generate. When generating multiple movies with differing resolutions, the movie resolution is often encoded into the filename. VisIt may generate many different movies with different names but they will all share the same base filename that you provided by typing into the <text:span text:style-name="GUIText">Base filename</text:span> text field.</text:p>
      <text:h text:style-name="Heading_20_2" text:outline-level="3"><text:soft-page-break/>Choosing movie generation method</text:h>
      <text:p text:style-name="Body">After you've specified all of your movie options, VisIt prompts you how you would like your movie made. At this point, you can click the <text:span text:style-name="GUIText">Finish</text:span> button to make VisIt start generating your movie. You can change how VisIt creates your movie by clicking a different movie generation method on the <text:span text:style-name="GUIText">Save movie wizard's</text:span> fifth screen, shown in Figure <text:sequence-ref text:reference-format="value" text:ref-name="refFigure7">1-8</text:sequence-ref>. </text:p>
      <text:p text:style-name="Body"><draw:frame draw:style-name="fr6" draw:name="Frame4" text:anchor-type="paragraph" svg:width="6in" draw:z-index="21"><draw:text-box fo:min-height="4in"><text:p text:style-name="Frame_20_contents"><draw:frame draw:style-name="fr13" draw:name="graphics8" text:anchor-type="paragraph" svg:width="5.4799in" svg:height="3.8201in" draw:z-index="22"><draw:image xlink:href="../images/SavingPrinting/savemoviewizard5.png" xlink:type="simple" xlink:show="embed" xlink:actuate="onLoad"/></draw:frame></text:p><text:p text:style-name="Figure">Figure <text:sequence text:ref-name="refFigure7" text:name="Figure" text:formula="ooow:Figure+1" style:num-format="1">1-8</text:sequence>: Save movie wizard (screen 5)</text:p></draw:text-box></draw:frame>The default option for movie creation allows VisIt to use your current VisIt session to make your movies. This has the advantage that it uses your current compute engine and allocated processors, which makes movie generation start immediately. When you use this movie generation method, VisIt will launch its command line interface (CLI) and execute Python movie-making scripts in order to generate your movie. This means that you have both the VisIt GUI and CLI controlling the viewer. If you use this movie generation method, you will be able to watch your movie as it is generated. You can track the movie's progress using the <text:alphabetical-index-mark-start text:id="IMark4639691304"/><text:span text:style-name="GUIText">Movie progress dialog</text:span><text:alphabetical-index-mark-end text:id="IMark4639691304"/>, shown in Figure <text:sequence-ref text:reference-format="value" text:ref-name="refFigure8">1-9</text:sequence-ref>. The downside to using your currently allocated processors is that movie generation takes over your VisIt session until the movie is complete. If you want to regain control over your VisIt session, effectively cancelling the movie generation process, you can click the <text:span text:style-name="GUIText">Movie progress dialog's</text:span> <text:span text:style-name="GUIText">Cancel</text:span> button.</text:p>
      <text:p text:style-name="Body"><draw:frame draw:style-name="fr2" draw:name="Frame5" text:anchor-type="paragraph" svg:x="0.3874in" svg:y="0.0791in" svg:width="3in" draw:z-index="23"><draw:text-box fo:min-height="2in"><text:p text:style-name="Frame_20_contents"><draw:frame draw:style-name="fr14" draw:name="graphics9" text:anchor-type="paragraph" svg:width="3in" svg:height="1.6835in" draw:z-index="24"><draw:image xlink:href="../images/SavingPrinting/movieprogress.png" xlink:type="simple" xlink:show="embed" xlink:actuate="onLoad"/></draw:frame></text:p><text:p text:style-name="Figure">Figure <text:sequence text:ref-name="refFigure8" text:name="Figure" text:formula="ooow:Figure+1" style:num-format="1">1-9</text:sequence>: Movie progress dialog</text:p></draw:text-box></draw:frame><text:soft-page-break/>The second movie generation method will cause VisIt to save out a session file containing every detail about your visualization so it can be recreated by a new instance of VisIt. This method works well if you want to create a movie without sacrificing your current VisIt session but you cannot watch the movie as it is generated and you may have to wait for the second instance's compute engine to be scheduled to run. The last movie generation option simply makes VisIt display the command that you would have to type at a command prompt in order to make VisIt generate a movie of your current visualizations.</text:p>
      <text:h text:style-name="Heading_20_1" text:outline-level="2"><text:alphabetical-index-mark-start text:id="IMark4639691592"/>Exporting databases<text:alphabetical-index-mark-end text:id="IMark4639691592"/></text:h>
      <text:p text:style-name="Body"><draw:frame draw:style-name="fr2" draw:name="Frame6" text:anchor-type="paragraph" svg:x="0.3874in" svg:y="0.1516in" svg:width="3in" draw:z-index="25"><draw:text-box fo:min-height="3in"><text:p text:style-name="Frame_20_contents"><draw:frame draw:style-name="fr12" draw:name="graphics10" text:anchor-type="paragraph" svg:x="0in" svg:y="0in" svg:width="3in" svg:height="2.7902in" draw:z-index="26"><draw:image xlink:href="../images/SavingPrinting/exportdatabase1.png" xlink:type="simple" xlink:show="embed" xlink:actuate="onLoad"/></draw:frame></text:p><text:p text:style-name="Figure">Figure <text:sequence text:ref-name="refFigure9" text:name="Figure" text:formula="ooow:Figure+1" style:num-format="1">1-10</text:sequence>: Export Database Window</text:p></draw:text-box></draw:frame>Plot geometry can be saved to a handful of geometric formats by saving the plots in the window to a format such as VTK. Often saving the plot geometry, which only consists of the visible faces required to draw the plot, is not enough. When interfacing VisIt to other tools you may want to save out the database that you've plotted in a different file format. For instance, you might plot a 3D database and want to export actual 3D cells for the entire database instead of just the externally visible geometry. You might also want to save out additional variables that you did not plot. VisIt allows this kind of data export via the <text:alphabetical-index-mark-start text:id="IMark4639691592"/><text:span text:style-name="GUIText">Export Database Window</text:span><text:alphabetical-index-mark-end text:id="IMark4639691592"/>, shown in Figure <text:sequence-ref text:reference-format="value" text:ref-name="refFigure9">1-10</text:sequence-ref>.</text:p>
      <text:p text:style-name="Body">You can find the <text:span text:style-name="GUIText">Export Database Window</text:span> in the <text:span text:style-name="GUIText">Main Window's Files</text:span> menu. To save a database, you must first have opened a database and created a plot. Note that the data transformations applied by plots or operators will affect the data that you export. This allows you to alter the data using sophisticated chains of operators before you export it for use in another tool. </text:p>
      <text:h text:style-name="Heading_20_2" text:outline-level="3"><text:soft-page-break/>Exporting variables</text:h>
      <text:p text:style-name="Body"><draw:frame draw:style-name="fr7" draw:name="Frame7" text:anchor-type="paragraph" svg:width="3in" draw:z-index="27"><draw:text-box fo:min-height="4in"><text:p text:style-name="Frame_20_contents"><draw:frame draw:style-name="fr15" draw:name="graphics11" text:anchor-type="paragraph" svg:width="3in" svg:height="4.0535in" draw:z-index="28"><draw:image xlink:href="../images/SavingPrinting/exportdatabase2.png" xlink:type="simple" xlink:show="embed" xlink:actuate="onLoad"/></draw:frame></text:p><text:p text:style-name="Figure">Figure <text:sequence text:ref-name="refFigure10" text:name="Figure" text:formula="ooow:Figure+1" style:num-format="1">1-11</text:sequence>:Variables menu</text:p></draw:text-box></draw:frame>The <text:alphabetical-index-mark-start text:id="IMark4639691592"/><text:span text:style-name="GUIText">Export Database Window</text:span><text:alphabetical-index-mark-end text:id="IMark4639691592"/> allows you to export a subset of the variables for your active plot's database by letting you specify which variables are to be exported. To choose which variables should be exported, you can type the names of the variables to export into the <text:span text:style-name="GUIText">Variables</text:span> text field or you can select from the available variables in the <text:span text:style-name="GUIText">Variables</text:span> menu depicted in Figure <text:sequence-ref text:reference-format="value" text:ref-name="refFigure10">1-11</text:sequence-ref>. You can select as many variables as you want from the menu. Each time you select a variable from the <text:span text:style-name="GUIText">Variables</text:span> menu, VisIt will append it to the list of variables to be exported.</text:p>
      <text:h text:style-name="Heading_20_2" text:outline-level="3">Choosing an export file format</text:h>
      <text:p text:style-name="Body">The <text:span text:style-name="GUIText">Export Database Windo</text:span>w lists the names of the database reader plugins that can also write data back into their native file formats. A small handful of the total number of database plugins currently support this feature but in the future most formats will support this capability more fully, making VisIt not only a powerful visualization tool but a powerful database conversion tool. </text:p>
      <text:p text:style-name="Body"><draw:frame draw:style-name="fr8" draw:name="Frame8" text:anchor-type="paragraph" svg:x="2.1736in" svg:y="0.3917in" svg:width="3in" draw:z-index="29"><draw:text-box fo:min-height="3in"><text:p text:style-name="Frame_20_contents"><draw:frame draw:style-name="fr13" draw:name="graphics12" text:anchor-type="paragraph" svg:width="2.7902in" svg:height="2.5902in" draw:z-index="30"><draw:image xlink:href="../images/SavingPrinting/exportdatabase3.png" xlink:type="simple" xlink:show="embed" xlink:actuate="onLoad"/></draw:frame></text:p><text:p text:style-name="Figure">Figure <text:sequence text:ref-name="refFigure11" text:name="Figure" text:formula="ooow:Figure+1" style:num-format="1">1-12</text:sequence>: Export file types</text:p></draw:text-box></draw:frame><text:soft-page-break/>You can try to use any of the supported export formats to export your data but some of the file formats may not be able to accept certain types of data. The Silo file format can safely export any type of data that you may want to export. If you want to export data to other applications and the data must be stored in an ASCII file that contains columns of data, you might want to choose the <text:alphabetical-index-mark-start text:id="IMark4639691592"/>Xmdv file format<text:alphabetical-index-mark-end text:id="IMark4639691592"/>. If you want to choose a specific database plugin to export your data files, make a selection from the <text:span text:style-name="GUIText">File Type</text:span> menu shown in Figure <text:sequence-ref text:reference-format="value" text:ref-name="refFigure11">1-12</text:sequence-ref>.</text:p>
      <text:p text:style-name="Body"/>
      <text:h text:style-name="Heading_20_1" text:outline-level="2">Printing</text:h>
      <text:p text:style-name="Body">VisIt allows you to print the contents of any visualization window to a network printer or to a <text:span text:style-name="Emphasis">PostScript</text:span> file.</text:p>
      <text:h text:style-name="Heading_20_2" text:outline-level="3"><text:soft-page-break/><text:alphabetical-index-mark text:string-value="Printer Window"/>The Printer Window</text:h>
      <text:p text:style-name="Body"><draw:frame draw:style-name="fr9" draw:name="Frame9" text:anchor-type="paragraph" svg:y="0.111in" svg:width="3.5398in" draw:z-index="31"><draw:text-box fo:min-height="3.5598in"><text:p text:style-name="Figure"><draw:frame draw:style-name="fr12" draw:name="graphics13" text:anchor-type="paragraph" svg:x="0.0457in" svg:y="0.0728in" svg:width="3.45in" svg:height="3.1402in" draw:z-index="32"><draw:image xlink:href="../images/SavingPrinting/printerwindow.png" xlink:type="simple" xlink:show="embed" xlink:actuate="onLoad"/></draw:frame>Figure <text:sequence text:ref-name="refFigure12" text:name="Figure" text:formula="ooow:Figure+1" style:num-format="1"/>: Printer Window</text:p></draw:text-box></draw:frame>Open the <text:span text:style-name="GUIText">Printer Window</text:span> by selecting <text:span text:style-name="GUIText">Set Print options</text:span> from the <text:span text:style-name="GUIText">Main Window's File</text:span> menu. The <text:span text:style-name="GUIText">Printer Window's</text:span> appearance is influenced by the platform on which you are running VisIt so you may find that it looks somewhat different when you use the Windows, UNIX<text:span text:style-name="T2">TM</text:span>, or MacOS X versions of VisIt. The Linux version of the <text:span text:style-name="GUIText">Printer Window</text:span> is shown in Figure <text:sequence-ref text:reference-format="value" text:ref-name="refFigure12">1-13</text:sequence-ref>.</text:p>
      <text:p text:style-name="Body"><draw:frame draw:style-name="fr10" draw:name="Frame10" text:anchor-type="paragraph" svg:y="-0.0252in" svg:width="4.5in" draw:z-index="33"><draw:text-box fo:min-height="3in"><text:p text:style-name="Frame_20_contents"><draw:frame draw:style-name="fr14" draw:name="graphics14" text:anchor-type="paragraph" svg:width="4.5in" svg:height="2.3618in" draw:z-index="34"><draw:image xlink:href="../images/SavingPrinting/printwindowmac.png" xlink:type="simple" xlink:show="embed" xlink:actuate="onLoad"/></draw:frame></text:p><text:p text:style-name="Figure">Figure <text:sequence text:ref-name="refFigure13" text:name="Figure" text:formula="ooow:Figure+1" style:num-format="1"/>: Printer Window on MacOS X</text:p></draw:text-box></draw:frame>The <text:span text:style-name="GUIText">Printer Window</text:span> contains a number of options to set the destination printer, number of <text:soft-page-break/>pages to print, and paper orientation. After changing the settings, click the <text:span text:style-name="GUIText">Apply</text:span> button to apply the settings or click <text:span text:style-name="GUIText">Cancel</text:span> to revert to the previous settings. To print an image, select the <text:span text:style-name="GUIText">Print window</text:span> option from the <text:span text:style-name="GUIText">Main Window's File</text:span> menu.</text:p>
      <text:p text:style-name="Body">Note that the <text:span text:style-name="GUIText">Printer Window</text:span> (see Figure <text:sequence-ref text:reference-format="value" text:ref-name="refFigure13">1-14</text:sequence-ref>) looks and behaves a little differently on MacOS X. When it comes up, clicking the Print button causes immediate printing unlike printing on other platforms. This was done deliberately to be more consistent with other MacOS X applications.</text:p>
      <text:p text:style-name="Body"/>
      <text:h text:style-name="Heading_20_2" text:outline-level="3"><text:alphabetical-index-mark text:string-value="printer destination" text:key1="Printing"/>Setting the printer destination</text:h>
      <text:p text:style-name="Body">You use the printer destination to tell VisIt where your print your file. You have the option of printing to a network printer or a file. If you want to print to a network printer, select the <text:span text:style-name="GUIText">Print to printer</text:span> radio button and choose the name of the printer from the list of available network printers. The list of printers is read from your system settings and should be up-to-date. If you want to print to a file, select the <text:span text:style-name="GUIText">Print to file</text:span> radio button and type a valid file name into the file text field. You can also click on the <text:span text:style-name="GUIText">Browse</text:span> button to select a directory in which to write the <text:span text:style-name="Emphasis">PostScript</text:span> file.</text:p>
      <text:h text:style-name="Heading_20_2" text:outline-level="3"><text:alphabetical-index-mark text:string-value="color settings" text:key1="Printing"/>Changing the color settings</text:h>
      <text:p text:style-name="Body">The <text:span text:style-name="GUIText">Printer Window</text:span> has two radio buttons that allow you to set whether you want to print images in color or in <text:span text:style-name="Emphasis">grayscale</text:span>. The buttons, located in the middle left of the <text:span text:style-name="GUIText">Printer Window</text:span>, are in a group called <text:span text:style-name="GUIText">Printer Settings</text:span>.</text:p>
      <text:h text:style-name="Heading_20_2" text:outline-level="3"><text:alphabetical-index-mark text:string-value="paper format" text:key1="Printing"/>Setting paper format</text:h>
      <text:p text:style-name="Body">The <text:alphabetical-index-mark-start text:id="IMark4639692552"/><text:span text:style-name="GUIText">Printer Window</text:span><text:alphabetical-index-mark-end text:id="IMark4639692552"/> allows you to set the type of paper on which you will print. This helps VisIt determine how it should scale images when printing. Yo can set the size of the paper by choosing from the lower menu in the <text:span text:style-name="GUIText">Paper format</text:span> group located in the middle right of the <text:span text:style-name="GUIText">Printer Window</text:span>. You can also set the printed image orientation to <text:span text:style-name="Emphasis">Portrait</text:span> or <text:span text:style-name="Emphasis">Landscape</text:span> by choosing an option from the top menu in the Paper format group.</text:p>
      <text:h text:style-name="Heading_20_2" text:outline-level="3"><text:alphabetical-index-mark text:string-value="number of copies" text:key1="Printing"/>Setting the number of printed copies</text:h>
      <text:p text:style-name="Body">The <text:span text:style-name="GUIText">Printer Window</text:span> allows you to request multiple copies of the printed image. To request multiple copies, locate the <text:span text:style-name="GUIText">Number of copies</text:span> text field in the lower right of the <text:span text:style-name="GUIText">Printer Window</text:span> and enter an integer greater than one or click on the up arrow button next to the text fie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sans1" svg:font-family="Lucidasans"/>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l-10 30h20z"/>
    <draw:marker draw:name="Arrowheads_20_1" draw:display-name="Arrowheads 1" svg:viewBox="0 0 1131 902" svg:d="M564 0l-564 902h1131z"/>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parent-style-name="Header" style:default-outline-level="1" style:class="extra" style:master-page-name="First_20_Page">
      <style:paragraph-properties fo:margin-left="0.1354in" fo:margin-right="0in" fo:margin-top="1in" fo:margin-bottom="1in" fo:text-indent="0in" style:auto-text-indent="false" style:page-number="auto"/>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agraph-properties fo:text-align="center"/>
    </style:style>
    <style:style style:name="MP4" style:family="paragraph" style:parent-style-name="Heading">
      <style:text-properties fo:font-size="24pt" fo:font-weight="bold" style:font-size-asian="24pt" style:font-weight-asian="bold" style:font-size-complex="24pt" style:font-weight-complex="bold"/>
    </style:style>
    <style:style style:name="MP5" style:family="paragraph" style:parent-style-name="Footer">
      <style:paragraph-properties fo:text-align="end" style:justify-single-word="false" fo:padding="0in" fo:border-left="none" fo:border-right="none" fo:border-top="0.0138in solid #000000" fo:border-bottom="none" style:shadow="none"/>
    </style:style>
    <style:style style:name="MP6" style:family="paragraph" style:parent-style-name="Header_20_left">
      <style:text-properties fo:font-style="italic" style:font-style-asian="italic" style:font-style-complex="italic"/>
    </style:style>
    <style:style style:name="MP7" style:family="paragraph" style:parent-style-name="Header_20_right">
      <style:paragraph-properties fo:text-align="end" style:justify-single-word="false"/>
      <style:text-properties fo:font-style="italic" style:font-style-asian="italic" style:font-style-complex="italic"/>
    </style:style>
    <style:style style:name="MP8" style:family="paragraph" style:parent-style-name="Footer">
      <style:paragraph-properties fo:text-align="end" style:justify-single-word="false"/>
    </style:style>
    <style:style style:name="MP9" style:family="paragraph" style:parent-style-name="Standard">
      <style:paragraph-properties fo:text-align="end" style:justify-single-word="false"/>
    </style:style>
    <style:style style:name="MP10"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11"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2"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gr1" style:family="graphic">
      <style:graphic-properties svg:stroke-width="0.0402in"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vertical-pos="from-top" style:vertical-rel="paragraph" style:horizontal-pos="from-left" style:horizontal-rel="paragraph" draw:wrap-influence-on-position="once-concurrent" style:flow-with-text="false"/>
    </style:style>
    <style:style style:name="Mgr4" style:family="graphic">
      <style:graphic-properties style:run-through="foreground"/>
    </style:style>
    <style:style style:name="Mgr5" style:family="graphic">
      <style:graphic-properties svg:stroke-color="#2300dc" draw:fill="solid" draw:fill-color="#2300dc" draw:textarea-horizontal-align="justify" draw:textarea-vertical-align="middle" draw:auto-grow-height="false" fo:min-height="0in" fo:min-width="0in" style:run-through="foreground"/>
    </style:style>
    <style:style style:name="Mgr6" style:family="graphic">
      <style:graphic-properties svg:stroke-color="#0047ff" draw:fill="solid" draw:fill-color="#0047ff" draw:textarea-horizontal-align="justify" draw:textarea-vertical-align="middle" draw:auto-grow-height="false" fo:min-height="0in" fo:min-width="0in" style:run-through="foreground"/>
    </style:style>
    <style:style style:name="Mgr7" style:family="graphic">
      <style:graphic-properties svg:stroke-color="#99ccff" draw:textarea-horizontal-align="justify" draw:textarea-vertical-align="middle" draw:auto-grow-height="false" fo:min-height="0in" fo:min-width="0in" style:run-through="foreground"/>
    </style:style>
    <style:style style:name="Mgr8" style:family="graphic">
      <style:graphic-properties svg:stroke-color="#99ccff" draw:fill="solid" draw:fill-color="#ffffff" draw:textarea-horizontal-align="center" draw:textarea-vertical-align="middle" style:run-through="foreground"/>
    </style:style>
    <style:style style:name="Mgr9" style:family="graphic">
      <style:graphic-properties svg:stroke-color="#ffffff" draw:fill="solid" draw:fill-color="#ffffff" draw:textarea-horizontal-align="center" draw:textarea-vertical-align="middle" style:run-through="foreground"/>
    </style:style>
    <style:style style:name="Mgr10" style:family="graphic">
      <style:graphic-properties svg:stroke-color="#99ccff" draw:textarea-horizontal-align="center" draw:textarea-vertical-align="middle" style:run-through="foreground"/>
    </style:style>
    <style:style style:name="Mgr11" style:family="graphic">
      <style:graphic-properties svg:stroke-color="#0047ff" draw:fill="solid" draw:fill-color="#0047ff" draw:textarea-horizontal-align="center" draw:textarea-vertical-align="middle" style:run-through="foreground"/>
    </style:style>
    <style:style style:name="Mgr12"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number:number-style style:name="N0">
      <number:number number:min-integer-digits="1"/>
    </number:number-style>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text:p>
      </style:footer>
    </style:master-page>
    <style:master-page style:name="First_20_Page" style:display-name="First Page" style:page-layout-name="Mpm2" style:next-style-name="Left_20_Page">
      <style:header>
        <text:p text:style-name="Text"><draw:line text:anchor-type="paragraph" draw:z-index="1" draw:style-name="Mgr1" draw:text-style-name="MP3" svg:x1="0.0161in" svg:y1="0.0654in" svg:x2="6.9327in" svg:y2="0.0654in"><text:p/></draw:line></text:p>
        <text:p text:style-name="MP4">Chapter <text:chapter text:display="number" text:outline-level="1"> 1. </text:chapter> <text:s/><text:user-defined style:data-style-name="N0" text:name="Subdocument Chapter name">Saving and Printing</text:user-defined></text:p>
        <text:p text:style-name="Text"><draw:line text:anchor-type="paragraph" draw:z-index="2" draw:style-name="Mgr1" draw:text-style-name="MP3" svg:x1="0.0098in" svg:y1="0.3067in" svg:x2="6.9299in" svg:y2="0.3067in"><text:p/></draw:line></text:p>
      </style:header>
      <style:footer>
        <text:p text:style-name="MP5"><text:page-number text:select-page="current">1</text:page-number></text:p>
      </style:footer>
    </style:master-page>
    <style:master-page style:name="Left_20_Page" style:display-name="Left Page" style:page-layout-name="Mpm3" style:next-style-name="Right_20_Page">
      <style:header>
        <text:p text:style-name="MP6"><text:chapter text:display="name" text:outline-level="1">Overview</text:chapter></text:p>
      </style:header>
      <style:footer>
        <text:p text:style-name="Footer"><text:page-number text:select-page="current">12</text:page-number></text:p>
      </style:footer>
    </style:master-page>
    <style:master-page style:name="Right_20_Page" style:display-name="Right Page" style:page-layout-name="Mpm4" style:next-style-name="Left_20_Page">
      <style:header>
        <text:p text:style-name="MP7"><text:chapter text:display="name" text:outline-level="1">Overview</text:chapter></text:p>
      </style:header>
      <style:footer>
        <text:p text:style-name="MP8"><text:page-number text:select-page="current">5</text:page-number></text:p>
      </style:footer>
    </style:master-page>
    <style:master-page style:name="Cover_20_Page" style:display-name="Cover Page" style:page-layout-name="Mpm5" style:next-style-name="First_20_Page">
      <style:header>
        <text:p text:style-name="MP9">UCRL-SM-XXXXXX</text:p>
        <text:p text:style-name="Text_20_body"/>
        <text:p text:style-name="Text_20_body"/>
        <text:p text:style-name="Text_20_body"/>
        <text:p text:style-name="Text_20_body"/>
        <text:p text:style-name="Text_20_body"/>
        <text:p text:style-name="Text_20_body"/>
        <text:p text:style-name="Text_20_body"/>
        <text:p text:style-name="MP10">VisIt User's Manual</text:p>
        <text:p text:style-name="MP11">Version 1.6.1</text:p>
        <text:p text:style-name="MP12"><draw:custom-shape text:anchor-type="paragraph" draw:z-index="4" draw:style-name="Mgr2" draw:text-style-name="MP3"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3" draw:style-name="Mgr3"><draw:g draw:style-name="Mgr4"><draw:custom-shape draw:style-name="Mgr5" draw:text-style-name="MP3"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3" svg:width="2.1287in" svg:height="2.1776in" draw:transform="skewX (-6.226435193021E-017) 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7" draw:text-style-name="MP3"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8" draw:text-style-name="MP3" svg:width="1.0768in" svg:height="1.0559in" draw:transform="skewX (-0.00139626340159526) rotate (-2.35619449019309) translate (6.51736111111111in 2.16111111111111in)"><text:p/></draw:rect><draw:rect draw:style-name="Mgr9" draw:text-style-name="MP3" svg:width="0.9969in" svg:height="1.7323in" svg:x="6.5169in" svg:y="1.8988in"><text:p/></draw:rect></draw:g><draw:rect draw:style-name="Mgr10" draw:text-style-name="MP3" svg:width="4.8949in" svg:height="0.2705in" svg:x="0.0161in" svg:y="2.1787in"><text:p/></draw:rect><draw:rect draw:style-name="Mgr11" draw:text-style-name="MP3" svg:width="4.7913in" svg:height="0.2906in" svg:x="0.0161in" svg:y="2.4488in"><text:p/></draw:rect><draw:rect draw:style-name="Mgr12" draw:text-style-name="MP3" svg:width="4.6358in" svg:height="0.2803in" svg:x="0.0161in" svg:y="2.739in"><text:p/></draw:rect></draw:g></text:p>
        <text:p text:style-name="MP12">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0-09-07T16:56:16</meta:creation-date>
    <dc:language>en-US</dc:language>
    <meta:editing-cycles>4</meta:editing-cycles>
    <meta:editing-duration>PT32M17S</meta:editing-duration>
    <meta:initial-creator>Brad Whitlock</meta:initial-creator>
    <dc:date>2015-08-27T11:01:10</dc:date>
    <dc:creator>Mark Miller</dc:creator>
    <meta:document-statistic meta:table-count="0" meta:image-count="14" meta:object-count="0" meta:page-count="15" meta:paragraph-count="96" meta:word-count="4201" meta:character-count="24115"/>
    <meta:user-defined meta:name="Info 2"/>
    <meta:user-defined meta:name="Info 3"/>
    <meta:user-defined meta:name="Info 4"/>
    <meta:user-defined meta:name="Subdocument Chapter name">Saving and Printing</meta:user-defined>
  </office:meta>
</office:document-meta>
</file>